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6b002" officeooo:paragraph-rsid="0006b002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4pt" fo:font-weight="bold" officeooo:rsid="0006b002" officeooo:paragraph-rsid="0006b002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6b002" officeooo:paragraph-rsid="000955c9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3pt" fo:font-weight="normal" officeooo:rsid="0006b002" officeooo:paragraph-rsid="0006b002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normal" officeooo:rsid="000955c9" officeooo:paragraph-rsid="000955c9" style:font-size-asian="11.3500003814697pt" style:font-weight-asian="normal" style:font-size-complex="13pt" style:font-weight-complex="normal"/>
    </style:style>
    <style:style style:name="T1" style:family="text">
      <style:text-properties officeooo:rsid="00089913"/>
    </style:style>
    <style:style style:name="T2" style:family="text">
      <style:text-properties officeooo:rsid="000955c9"/>
    </style:style>
    <style:style style:name="T3" style:family="text">
      <style:text-properties officeooo:rsid="000a54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ygve Nerland</text:p>
      <text:p text:style-name="P1"/>
      <text:p text:style-name="P2">Oppg. 1 b)</text:p>
      <text:p text:style-name="P4">Klasse<text:span text:style-name="T1">n</text:span> som bør være abstrakt er Dyr <text:span text:style-name="T3">og Individ</text:span>. Dyregruppe <text:span text:style-name="T1">kan være abstrakt hvis du regner med å bruke individer på eks. en flokk rein</text:span>.</text:p>
      <text:p text:style-name="P4"/>
      <text:p text:style-name="P3">Oppg. 1 <text:span text:style-name="T2">c</text:span>)</text:p>
      <text:p text:style-name="P5">Når vi gjør dette så overskriver vi metoden som Dyr har med den metoden vi lager.</text:p>
      <text:p text:style-name="P5">Vi må fjerne «final» i «getNorskNavn()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b" fo:country="NO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11:03:26.716000000</meta:creation-date>
    <dc:date>2017-03-15T14:04:33.426000000</dc:date>
    <meta:editing-duration>PT2H30M46S</meta:editing-duration>
    <meta:editing-cycles>3</meta:editing-cycles>
    <meta:generator>LibreOffice/5.2.1.2$Windows_X86_64 LibreOffice_project/31dd62db80d4e60af04904455ec9c9219178d620</meta:generator>
    <meta:document-statistic meta:table-count="0" meta:image-count="0" meta:object-count="0" meta:page-count="1" meta:paragraph-count="6" meta:word-count="55" meta:character-count="292" meta:non-whitespace-character-count="243"/>
  </office:meta>
</office:document-meta>
</file>